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105"/>
    <style:style style:name="ce3" style:family="table-cell" style:parent-style-name="Default" style:data-style-name="N2"/>
    <style:style style:name="ce5" style:family="table-cell" style:parent-style-name="Default" style:data-style-name="N61"/>
    <style:style style:name="ce4" style:family="table-cell" style:parent-style-name="Default" style:data-style-name="N105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172.05mm" svg:y="26.66mm">
            <draw:object draw:notify-on-update-of-ranges="Hoja1.G7:Hoja1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ale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extra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200" calcext:value-type="float">
            <text:p>1200</text:p>
          </table:table-cell>
          <table:table-cell table:style-name="ce5" office:value-type="float" office:value="1000000000" calcext:value-type="float">
            <office:annotation draw:style-name="gr2" draw:text-style-name="P3" svg:width="28.99mm" svg:height="17.99mm" svg:x="141.46mm" svg:y="0mm" draw:caption-point-x="-6.1mm" draw:caption-point-y="9.13mm">
              <dc:date>2019-08-09T00:00:00</dc:date>
              <text:p text:style-name="P2"><text:span text:style-name="T1">No extra resistor. Use high value to make calculations work</text:span></text:p>
            </office:annotation>
            <text:p>1,00E+09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1/(1/[.C3]+1/[.D3]+1/[.E3]+1/[.F3])" office:value-type="float" office:value="187.468636534702" calcext:value-type="float">
            <text:p>187</text:p>
          </table:table-cell>
          <table:table-cell table:style-name="ce1" table:formula="of:=1/(1/[.B3]+1/[.D3]+1/[.E3]+1/[.F3])" office:value-type="float" office:value="87.7590849850846" calcext:value-type="float">
            <text:p>88</text:p>
          </table:table-cell>
          <table:table-cell table:style-name="ce1" table:formula="of:=1/(1/[.B3]+1/[.C3]+1/[.E3]+1/[.F3])" office:value-type="float" office:value="77.1929764973843" calcext:value-type="float">
            <text:p>77</text:p>
          </table:table-cell>
          <table:table-cell table:style-name="ce1" table:formula="of:=1/(1/[.B3]+1/[.C3]+1/[.D3]+1/[.F3])" office:value-type="float" office:value="73.573765078704" calcext:value-type="float">
            <text:p>74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2" table:formula="of:=[.B4]/([.B3]+[.B4])*[.$A$1]" office:value-type="float" office:value="0.630213116645096" calcext:value-type="float">
            <text:p>0,630</text:p>
          </table:table-cell>
          <table:table-cell table:style-name="ce2" table:formula="of:=[.C4]/([.C3]+[.C4])*[.$A$1]" office:value-type="float" office:value="0.210071038881699" calcext:value-type="float">
            <text:p>0,210</text:p>
          </table:table-cell>
          <table:table-cell table:style-name="ce2" table:formula="of:=[.D4]/([.D3]+[.D4])*[.$A$1]" office:value-type="float" office:value="0.101946239457295" calcext:value-type="float">
            <text:p>0,102</text:p>
          </table:table-cell>
          <table:table-cell table:style-name="ce2" table:formula="of:=[.E4]/([.E3]+[.E4])*[.$A$1]" office:value-type="float" office:value="0.0577695356924672" calcext:value-type="float">
            <text:p>0,05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ITAND([.$A7];[.B$5])/[.B$5]*[.B$6]" office:value-type="float" office:value="0" calcext:value-type="float">
            <text:p>0,00</text:p>
          </table:table-cell>
          <table:table-cell table:formula="of:=BITAND([.$A7];[.C$5])/[.C$5]*[.C$6]" office:value-type="float" office:value="0" calcext:value-type="float">
            <text:p>0,00</text:p>
          </table:table-cell>
          <table:table-cell table:formula="of:=BITAND([.$A7];[.D$5])/[.D$5]*[.D$6]" office:value-type="float" office:value="0" calcext:value-type="float">
            <text:p>0,00</text:p>
          </table:table-cell>
          <table:table-cell table:formula="of:=BITAND([.$A7];[.E$5])/[.E$5]*[.E$6]" office:value-type="float" office:value="0" calcext:value-type="float">
            <text:p>0,00</text:p>
          </table:table-cell>
          <table:table-cell table:formula="of:=SUM([.B7:.E7])" office:value-type="float" office:value="0" calcext:value-type="float">
            <text:p>0,000</text:p>
          </table:table-cell>
          <table:table-cell table:style-name="ce2" table:formula="of:=[.F7]/[.F$22]" office:value-type="float" office:value="0" calcext:value-type="float">
            <text:p>0,000</text:p>
          </table:table-cell>
          <table:table-cell/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table:formula="of:=BITAND([.$A8];[.B$5])/[.B$5]*[.B$6]" office:value-type="float" office:value="0" calcext:value-type="float">
            <text:p>0,00</text:p>
          </table:table-cell>
          <table:table-cell table:formula="of:=BITAND([.$A8];[.C$5])/[.C$5]*[.C$6]" office:value-type="float" office:value="0" calcext:value-type="float">
            <text:p>0,00</text:p>
          </table:table-cell>
          <table:table-cell table:formula="of:=BITAND([.$A8];[.D$5])/[.D$5]*[.D$6]" office:value-type="float" office:value="0" calcext:value-type="float">
            <text:p>0,00</text:p>
          </table:table-cell>
          <table:table-cell table:formula="of:=BITAND([.$A8];[.E$5])/[.E$5]*[.E$6]" office:value-type="float" office:value="0.0577695356924672" calcext:value-type="float">
            <text:p>0,06</text:p>
          </table:table-cell>
          <table:table-cell table:formula="of:=SUM([.B8:.E8])" office:value-type="float" office:value="0.0577695356924672" calcext:value-type="float">
            <text:p>0,058</text:p>
          </table:table-cell>
          <table:table-cell table:style-name="ce2" table:formula="of:=[.F8]/[.F$22]" office:value-type="float" office:value="0.0577695396972505" calcext:value-type="float">
            <text:p>0,058</text:p>
          </table:table-cell>
          <table:table-cell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BITAND([.$A9];[.B$5])/[.B$5]*[.B$6]" office:value-type="float" office:value="0" calcext:value-type="float">
            <text:p>0,00</text:p>
          </table:table-cell>
          <table:table-cell table:formula="of:=BITAND([.$A9];[.C$5])/[.C$5]*[.C$6]" office:value-type="float" office:value="0" calcext:value-type="float">
            <text:p>0,00</text:p>
          </table:table-cell>
          <table:table-cell table:formula="of:=BITAND([.$A9];[.D$5])/[.D$5]*[.D$6]" office:value-type="float" office:value="0.101946239457295" calcext:value-type="float">
            <text:p>0,10</text:p>
          </table:table-cell>
          <table:table-cell table:formula="of:=BITAND([.$A9];[.E$5])/[.E$5]*[.E$6]" office:value-type="float" office:value="0" calcext:value-type="float">
            <text:p>0,00</text:p>
          </table:table-cell>
          <table:table-cell table:formula="of:=SUM([.B9:.E9])" office:value-type="float" office:value="0.101946239457295" calcext:value-type="float">
            <text:p>0,102</text:p>
          </table:table-cell>
          <table:table-cell table:style-name="ce2" table:formula="of:=[.F9]/[.F$22]" office:value-type="float" office:value="0.10194624652456" calcext:value-type="float">
            <text:p>0,102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BITAND([.$A10];[.B$5])/[.B$5]*[.B$6]" office:value-type="float" office:value="0" calcext:value-type="float">
            <text:p>0,00</text:p>
          </table:table-cell>
          <table:table-cell table:formula="of:=BITAND([.$A10];[.C$5])/[.C$5]*[.C$6]" office:value-type="float" office:value="0" calcext:value-type="float">
            <text:p>0,00</text:p>
          </table:table-cell>
          <table:table-cell table:formula="of:=BITAND([.$A10];[.D$5])/[.D$5]*[.D$6]" office:value-type="float" office:value="0.101946239457295" calcext:value-type="float">
            <text:p>0,10</text:p>
          </table:table-cell>
          <table:table-cell table:formula="of:=BITAND([.$A10];[.E$5])/[.E$5]*[.E$6]" office:value-type="float" office:value="0.0577695356924672" calcext:value-type="float">
            <text:p>0,06</text:p>
          </table:table-cell>
          <table:table-cell table:formula="of:=SUM([.B10:.E10])" office:value-type="float" office:value="0.159715775149762" calcext:value-type="float">
            <text:p>0,160</text:p>
          </table:table-cell>
          <table:table-cell table:style-name="ce2" table:formula="of:=[.F10]/[.F$22]" office:value-type="float" office:value="0.15971578622181" calcext:value-type="float">
            <text:p>0,160</text:p>
          </table:table-cell>
          <table:table-cell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BITAND([.$A11];[.B$5])/[.B$5]*[.B$6]" office:value-type="float" office:value="0" calcext:value-type="float">
            <text:p>0,00</text:p>
          </table:table-cell>
          <table:table-cell table:formula="of:=BITAND([.$A11];[.C$5])/[.C$5]*[.C$6]" office:value-type="float" office:value="0.210071038881699" calcext:value-type="float">
            <text:p>0,21</text:p>
          </table:table-cell>
          <table:table-cell table:formula="of:=BITAND([.$A11];[.D$5])/[.D$5]*[.D$6]" office:value-type="float" office:value="0" calcext:value-type="float">
            <text:p>0,00</text:p>
          </table:table-cell>
          <table:table-cell table:formula="of:=BITAND([.$A11];[.E$5])/[.E$5]*[.E$6]" office:value-type="float" office:value="0" calcext:value-type="float">
            <text:p>0,00</text:p>
          </table:table-cell>
          <table:table-cell table:formula="of:=SUM([.B11:.E11])" office:value-type="float" office:value="0.210071038881699" calcext:value-type="float">
            <text:p>0,210</text:p>
          </table:table-cell>
          <table:table-cell table:style-name="ce2" table:formula="of:=[.F11]/[.F$22]" office:value-type="float" office:value="0.210071053444547" calcext:value-type="float">
            <text:p>0,210</text:p>
          </table:table-cell>
          <table:table-cell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BITAND([.$A12];[.B$5])/[.B$5]*[.B$6]" office:value-type="float" office:value="0" calcext:value-type="float">
            <text:p>0,00</text:p>
          </table:table-cell>
          <table:table-cell table:formula="of:=BITAND([.$A12];[.C$5])/[.C$5]*[.C$6]" office:value-type="float" office:value="0.210071038881699" calcext:value-type="float">
            <text:p>0,21</text:p>
          </table:table-cell>
          <table:table-cell table:formula="of:=BITAND([.$A12];[.D$5])/[.D$5]*[.D$6]" office:value-type="float" office:value="0" calcext:value-type="float">
            <text:p>0,00</text:p>
          </table:table-cell>
          <table:table-cell table:formula="of:=BITAND([.$A12];[.E$5])/[.E$5]*[.E$6]" office:value-type="float" office:value="0.0577695356924672" calcext:value-type="float">
            <text:p>0,06</text:p>
          </table:table-cell>
          <table:table-cell table:formula="of:=SUM([.B12:.E12])" office:value-type="float" office:value="0.267840574574166" calcext:value-type="float">
            <text:p>0,268</text:p>
          </table:table-cell>
          <table:table-cell table:style-name="ce2" table:formula="of:=[.F12]/[.F$22]" office:value-type="float" office:value="0.267840593141798" calcext:value-type="float">
            <text:p>0,268</text:p>
          </table:table-cell>
          <table:table-cell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BITAND([.$A13];[.B$5])/[.B$5]*[.B$6]" office:value-type="float" office:value="0" calcext:value-type="float">
            <text:p>0,00</text:p>
          </table:table-cell>
          <table:table-cell table:formula="of:=BITAND([.$A13];[.C$5])/[.C$5]*[.C$6]" office:value-type="float" office:value="0.210071038881699" calcext:value-type="float">
            <text:p>0,21</text:p>
          </table:table-cell>
          <table:table-cell table:formula="of:=BITAND([.$A13];[.D$5])/[.D$5]*[.D$6]" office:value-type="float" office:value="0.101946239457295" calcext:value-type="float">
            <text:p>0,10</text:p>
          </table:table-cell>
          <table:table-cell table:formula="of:=BITAND([.$A13];[.E$5])/[.E$5]*[.E$6]" office:value-type="float" office:value="0" calcext:value-type="float">
            <text:p>0,00</text:p>
          </table:table-cell>
          <table:table-cell table:formula="of:=SUM([.B13:.E13])" office:value-type="float" office:value="0.312017278338994" calcext:value-type="float">
            <text:p>0,312</text:p>
          </table:table-cell>
          <table:table-cell table:style-name="ce2" table:formula="of:=[.F13]/[.F$22]" office:value-type="float" office:value="0.312017299969107" calcext:value-type="float">
            <text:p>0,312</text:p>
          </table:table-cell>
          <table:table-cell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BITAND([.$A14];[.B$5])/[.B$5]*[.B$6]" office:value-type="float" office:value="0" calcext:value-type="float">
            <text:p>0,00</text:p>
          </table:table-cell>
          <table:table-cell table:formula="of:=BITAND([.$A14];[.C$5])/[.C$5]*[.C$6]" office:value-type="float" office:value="0.210071038881699" calcext:value-type="float">
            <text:p>0,21</text:p>
          </table:table-cell>
          <table:table-cell table:formula="of:=BITAND([.$A14];[.D$5])/[.D$5]*[.D$6]" office:value-type="float" office:value="0.101946239457295" calcext:value-type="float">
            <text:p>0,10</text:p>
          </table:table-cell>
          <table:table-cell table:formula="of:=BITAND([.$A14];[.E$5])/[.E$5]*[.E$6]" office:value-type="float" office:value="0.0577695356924672" calcext:value-type="float">
            <text:p>0,06</text:p>
          </table:table-cell>
          <table:table-cell table:formula="of:=SUM([.B14:.E14])" office:value-type="float" office:value="0.369786814031461" calcext:value-type="float">
            <text:p>0,370</text:p>
          </table:table-cell>
          <table:table-cell table:style-name="ce2" table:formula="of:=[.F14]/[.F$22]" office:value-type="float" office:value="0.369786839666358" calcext:value-type="float">
            <text:p>0,370</text:p>
          </table:table-cell>
          <table:table-cell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BITAND([.$A15];[.B$5])/[.B$5]*[.B$6]" office:value-type="float" office:value="0.630213116645096" calcext:value-type="float">
            <text:p>0,63</text:p>
          </table:table-cell>
          <table:table-cell table:formula="of:=BITAND([.$A15];[.C$5])/[.C$5]*[.C$6]" office:value-type="float" office:value="0" calcext:value-type="float">
            <text:p>0,00</text:p>
          </table:table-cell>
          <table:table-cell table:formula="of:=BITAND([.$A15];[.D$5])/[.D$5]*[.D$6]" office:value-type="float" office:value="0" calcext:value-type="float">
            <text:p>0,00</text:p>
          </table:table-cell>
          <table:table-cell table:formula="of:=BITAND([.$A15];[.E$5])/[.E$5]*[.E$6]" office:value-type="float" office:value="0" calcext:value-type="float">
            <text:p>0,00</text:p>
          </table:table-cell>
          <table:table-cell table:formula="of:=SUM([.B15:.E15])" office:value-type="float" office:value="0.630213116645096" calcext:value-type="float">
            <text:p>0,630</text:p>
          </table:table-cell>
          <table:table-cell table:style-name="ce2" table:formula="of:=[.F15]/[.F$22]" office:value-type="float" office:value="0.630213160333642" calcext:value-type="float">
            <text:p>0,630</text:p>
          </table:table-cell>
          <table:table-cell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BITAND([.$A16];[.B$5])/[.B$5]*[.B$6]" office:value-type="float" office:value="0.630213116645096" calcext:value-type="float">
            <text:p>0,63</text:p>
          </table:table-cell>
          <table:table-cell table:formula="of:=BITAND([.$A16];[.C$5])/[.C$5]*[.C$6]" office:value-type="float" office:value="0" calcext:value-type="float">
            <text:p>0,00</text:p>
          </table:table-cell>
          <table:table-cell table:formula="of:=BITAND([.$A16];[.D$5])/[.D$5]*[.D$6]" office:value-type="float" office:value="0" calcext:value-type="float">
            <text:p>0,00</text:p>
          </table:table-cell>
          <table:table-cell table:formula="of:=BITAND([.$A16];[.E$5])/[.E$5]*[.E$6]" office:value-type="float" office:value="0.0577695356924672" calcext:value-type="float">
            <text:p>0,06</text:p>
          </table:table-cell>
          <table:table-cell table:formula="of:=SUM([.B16:.E16])" office:value-type="float" office:value="0.687982652337563" calcext:value-type="float">
            <text:p>0,688</text:p>
          </table:table-cell>
          <table:table-cell table:style-name="ce2" table:formula="of:=[.F16]/[.F$22]" office:value-type="float" office:value="0.687982700030893" calcext:value-type="float">
            <text:p>0,688</text:p>
          </table:table-cell>
          <table:table-cell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BITAND([.$A17];[.B$5])/[.B$5]*[.B$6]" office:value-type="float" office:value="0.630213116645096" calcext:value-type="float">
            <text:p>0,63</text:p>
          </table:table-cell>
          <table:table-cell table:formula="of:=BITAND([.$A17];[.C$5])/[.C$5]*[.C$6]" office:value-type="float" office:value="0" calcext:value-type="float">
            <text:p>0,00</text:p>
          </table:table-cell>
          <table:table-cell table:formula="of:=BITAND([.$A17];[.D$5])/[.D$5]*[.D$6]" office:value-type="float" office:value="0.101946239457295" calcext:value-type="float">
            <text:p>0,10</text:p>
          </table:table-cell>
          <table:table-cell table:formula="of:=BITAND([.$A17];[.E$5])/[.E$5]*[.E$6]" office:value-type="float" office:value="0" calcext:value-type="float">
            <text:p>0,00</text:p>
          </table:table-cell>
          <table:table-cell table:formula="of:=SUM([.B17:.E17])" office:value-type="float" office:value="0.732159356102391" calcext:value-type="float">
            <text:p>0,732</text:p>
          </table:table-cell>
          <table:table-cell table:style-name="ce2" table:formula="of:=[.F17]/[.F$22]" office:value-type="float" office:value="0.732159406858202" calcext:value-type="float">
            <text:p>0,732</text:p>
          </table:table-cell>
          <table:table-cell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BITAND([.$A18];[.B$5])/[.B$5]*[.B$6]" office:value-type="float" office:value="0.630213116645096" calcext:value-type="float">
            <text:p>0,63</text:p>
          </table:table-cell>
          <table:table-cell table:formula="of:=BITAND([.$A18];[.C$5])/[.C$5]*[.C$6]" office:value-type="float" office:value="0" calcext:value-type="float">
            <text:p>0,00</text:p>
          </table:table-cell>
          <table:table-cell table:formula="of:=BITAND([.$A18];[.D$5])/[.D$5]*[.D$6]" office:value-type="float" office:value="0.101946239457295" calcext:value-type="float">
            <text:p>0,10</text:p>
          </table:table-cell>
          <table:table-cell table:formula="of:=BITAND([.$A18];[.E$5])/[.E$5]*[.E$6]" office:value-type="float" office:value="0.0577695356924672" calcext:value-type="float">
            <text:p>0,06</text:p>
          </table:table-cell>
          <table:table-cell table:formula="of:=SUM([.B18:.E18])" office:value-type="float" office:value="0.789928891794858" calcext:value-type="float">
            <text:p>0,790</text:p>
          </table:table-cell>
          <table:table-cell table:style-name="ce2" table:formula="of:=[.F18]/[.F$22]" office:value-type="float" office:value="0.789928946555452" calcext:value-type="float">
            <text:p>0,790</text:p>
          </table:table-cell>
          <table:table-cell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BITAND([.$A19];[.B$5])/[.B$5]*[.B$6]" office:value-type="float" office:value="0.630213116645096" calcext:value-type="float">
            <text:p>0,63</text:p>
          </table:table-cell>
          <table:table-cell table:formula="of:=BITAND([.$A19];[.C$5])/[.C$5]*[.C$6]" office:value-type="float" office:value="0.210071038881699" calcext:value-type="float">
            <text:p>0,21</text:p>
          </table:table-cell>
          <table:table-cell table:formula="of:=BITAND([.$A19];[.D$5])/[.D$5]*[.D$6]" office:value-type="float" office:value="0" calcext:value-type="float">
            <text:p>0,00</text:p>
          </table:table-cell>
          <table:table-cell table:formula="of:=BITAND([.$A19];[.E$5])/[.E$5]*[.E$6]" office:value-type="float" office:value="0" calcext:value-type="float">
            <text:p>0,00</text:p>
          </table:table-cell>
          <table:table-cell table:formula="of:=SUM([.B19:.E19])" office:value-type="float" office:value="0.840284155526795" calcext:value-type="float">
            <text:p>0,840</text:p>
          </table:table-cell>
          <table:table-cell table:style-name="ce2" table:formula="of:=[.F19]/[.F$22]" office:value-type="float" office:value="0.84028421377819" calcext:value-type="float">
            <text:p>0,840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BITAND([.$A20];[.B$5])/[.B$5]*[.B$6]" office:value-type="float" office:value="0.630213116645096" calcext:value-type="float">
            <text:p>0,63</text:p>
          </table:table-cell>
          <table:table-cell table:formula="of:=BITAND([.$A20];[.C$5])/[.C$5]*[.C$6]" office:value-type="float" office:value="0.210071038881699" calcext:value-type="float">
            <text:p>0,21</text:p>
          </table:table-cell>
          <table:table-cell table:formula="of:=BITAND([.$A20];[.D$5])/[.D$5]*[.D$6]" office:value-type="float" office:value="0" calcext:value-type="float">
            <text:p>0,00</text:p>
          </table:table-cell>
          <table:table-cell table:formula="of:=BITAND([.$A20];[.E$5])/[.E$5]*[.E$6]" office:value-type="float" office:value="0.0577695356924672" calcext:value-type="float">
            <text:p>0,06</text:p>
          </table:table-cell>
          <table:table-cell table:formula="of:=SUM([.B20:.E20])" office:value-type="float" office:value="0.898053691219262" calcext:value-type="float">
            <text:p>0,898</text:p>
          </table:table-cell>
          <table:table-cell table:style-name="ce2" table:formula="of:=[.F20]/[.F$22]" office:value-type="float" office:value="0.89805375347544" calcext:value-type="float">
            <text:p>0,898</text:p>
          </table:table-cell>
          <table:table-cell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BITAND([.$A21];[.B$5])/[.B$5]*[.B$6]" office:value-type="float" office:value="0.630213116645096" calcext:value-type="float">
            <text:p>0,63</text:p>
          </table:table-cell>
          <table:table-cell table:formula="of:=BITAND([.$A21];[.C$5])/[.C$5]*[.C$6]" office:value-type="float" office:value="0.210071038881699" calcext:value-type="float">
            <text:p>0,21</text:p>
          </table:table-cell>
          <table:table-cell table:formula="of:=BITAND([.$A21];[.D$5])/[.D$5]*[.D$6]" office:value-type="float" office:value="0.101946239457295" calcext:value-type="float">
            <text:p>0,10</text:p>
          </table:table-cell>
          <table:table-cell table:formula="of:=BITAND([.$A21];[.E$5])/[.E$5]*[.E$6]" office:value-type="float" office:value="0" calcext:value-type="float">
            <text:p>0,00</text:p>
          </table:table-cell>
          <table:table-cell table:formula="of:=SUM([.B21:.E21])" office:value-type="float" office:value="0.94223039498409" calcext:value-type="float">
            <text:p>0,942</text:p>
          </table:table-cell>
          <table:table-cell table:style-name="ce2" table:formula="of:=[.F21]/[.F$22]" office:value-type="float" office:value="0.942230460302749" calcext:value-type="float">
            <text:p>0,942</text:p>
          </table:table-cell>
          <table:table-cell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BITAND([.$A22];[.B$5])/[.B$5]*[.B$6]" office:value-type="float" office:value="0.630213116645096" calcext:value-type="float">
            <text:p>0,63</text:p>
          </table:table-cell>
          <table:table-cell table:formula="of:=BITAND([.$A22];[.C$5])/[.C$5]*[.C$6]" office:value-type="float" office:value="0.210071038881699" calcext:value-type="float">
            <text:p>0,21</text:p>
          </table:table-cell>
          <table:table-cell table:formula="of:=BITAND([.$A22];[.D$5])/[.D$5]*[.D$6]" office:value-type="float" office:value="0.101946239457295" calcext:value-type="float">
            <text:p>0,10</text:p>
          </table:table-cell>
          <table:table-cell table:formula="of:=BITAND([.$A22];[.E$5])/[.E$5]*[.E$6]" office:value-type="float" office:value="0.0577695356924672" calcext:value-type="float">
            <text:p>0,06</text:p>
          </table:table-cell>
          <table:table-cell table:formula="of:=SUM([.B22:.E22])" office:value-type="float" office:value="0.999999930676557" calcext:value-type="float">
            <text:p>1,000</text:p>
          </table:table-cell>
          <table:table-cell table:style-name="ce2" table:formula="of:=[.F22]/[.F$22]" office:value-type="float" office:value="1" calcext:value-type="float">
            <text:p>1,000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ex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o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200" calcext:value-type="float">
            <text:p>2200</text:p>
          </table:table-cell>
          <table:table-cell table:style-name="ce5" office:value-type="float" office:value="1000000000" calcext:value-type="float">
            <office:annotation draw:style-name="gr2" draw:text-style-name="P3" svg:width="28.99mm" svg:height="17.99mm" svg:x="141.46mm" svg:y="111.43mm" draw:caption-point-x="-6.1mm" draw:caption-point-y="15.1mm">
              <dc:date>2019-08-09T00:00:00</dc:date>
              <text:p text:style-name="P2"><text:span text:style-name="T1">No extra resistor. Use high value to make calculations work</text:span></text:p>
            </office:annotation>
            <text:p>1,00E+09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200" calcext:value-type="float">
            <text:p>1200</text:p>
          </table:table-cell>
          <table:table-cell table:style-name="ce5" office:value-type="float" office:value="1000000000" calcext:value-type="float">
            <office:annotation draw:style-name="gr2" draw:text-style-name="P3" svg:width="28.99mm" svg:height="17.99mm" svg:x="141.46mm" svg:y="115.95mm" draw:caption-point-x="-6.1mm" draw:caption-point-y="15.1mm">
              <dc:date>2019-08-09T00:00:00</dc:date>
              <text:p text:style-name="P2"><text:span text:style-name="T1">No extra resistor. Use high value to make calculations work</text:span></text:p>
            </office:annotation>
            <text:p>1,00E+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G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200" calcext:value-type="float">
            <text:p>2200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string" calcext:value-type="string">
            <text:p>The extra resistor only affects the full scale value. It doesn’t make it more linear.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5" table:style-name="Default" office:value-type="string" calcext:value-type="string">
            <text:p>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 number:title="Definido por el usuario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17:13:23.6970027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2:59:47.107086832</meta:creation-date>
    <dc:date>2019-08-12T09:01:03.640772178</dc:date>
    <meta:editing-duration>P2DT15H52M41S</meta:editing-duration>
    <meta:editing-cycles>4</meta:editing-cycles>
    <meta:generator>LibreOffice/6.2.5.2$Linux_X86_64 LibreOffice_project/20$Build-2</meta:generator>
    <meta:document-statistic meta:table-count="1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 number:title="Definido por el usuari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oja1.G7:Hoja1.G22" svg:x="0.32cm" svg:y="0.18cm" svg:width="15.36cm" svg:height="8.64cm">
          <chartooo:coordinate-region svg:x="1.436cm" svg:y="0.384cm" svg:width="14.053cm" svg:height="7.7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1.G7:Hoja1.G22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G7:Hoja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7695396972505">
                <text:p>0.0577695396972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194624652456">
                <text:p>0.10194624652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971578622181">
                <text:p>0.15971578622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0071053444547">
                <text:p>0.210071053444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840593141798">
                <text:p>0.267840593141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2017299969107">
                <text:p>0.312017299969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9786839666358">
                <text:p>0.369786839666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0213160333642">
                <text:p>0.630213160333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7982700030893">
                <text:p>0.687982700030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2159406858202">
                <text:p>0.732159406858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9928946555452">
                <text:p>0.789928946555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028421377819">
                <text:p>0.84028421377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805375347544">
                <text:p>0.89805375347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2230460302749">
                <text:p>0.942230460302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